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44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2.1681in"/>
    </style:style>
    <style:style style:name="co4" style:family="table-column">
      <style:table-column-properties fo:break-before="auto" style:column-width="3.5717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6874in"/>
    </style:style>
    <style:style style:name="co7" style:family="table-column">
      <style:table-column-properties fo:break-before="auto" style:column-width="0.9484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2.4146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start" fo:margin-left="0in"/>
      <style:text-properties fo:color="#000000"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start" fo:margin-left="0in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in"/>
      <style:text-properties fo:color="#000000"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in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in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in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in"/>
      <style:text-properties fo:color="#800000"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in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in"/>
      <style:text-properties fo:color="#000000" style:font-name="Arial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2" table:default-cell-style-name="ce8"/>
        <table:table-column table:style-name="co2" table:number-columns-repeated="4" table:default-cell-style-name="ce11"/>
        <table:table-column table:style-name="co6" table:default-cell-style-name="ce11"/>
        <table:table-column table:style-name="co2" table:number-columns-repeated="2" table:default-cell-style-name="ce11"/>
        <table:table-column table:style-name="co7" table:default-cell-style-name="ce11"/>
        <table:table-column table:style-name="co2" table:number-columns-repeated="7" table:default-cell-style-name="ce11"/>
        <table:table-column table:style-name="co8" table:default-cell-style-name="ce11"/>
        <table:table-column table:style-name="co2" table:number-columns-repeated="7" table:default-cell-style-name="ce11"/>
        <table:table-column table:style-name="co9" table:default-cell-style-name="ce11"/>
        <table:table-column table:style-name="co2" table:number-columns-repeated="2" table:default-cell-style-name="ce11"/>
        <table:table-column table:style-name="co10" table:default-cell-style-name="ce11"/>
        <table:table-column table:style-name="co2" table:number-columns-repeated="4" table:default-cell-style-name="ce11"/>
        <table:table-column table:style-name="co9" table:default-cell-style-name="ce11"/>
        <table:table-column table:style-name="co11" table:number-columns-repeated="982" table:default-cell-style-name="ce2"/>
        <table:table-row table:style-name="ro1">
          <table:table-cell table:style-name="ce1" office:value-type="string">
            <text:p># type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cmd</text:p>
          </table:table-cell>
          <table:table-cell table:style-name="ce3" office:value-type="string">
            <text:p>comment</text:p>
          </table:table-cell>
          <table:table-cell table:style-name="ce3" office:value-type="string">
            <text:p>msg type: 1=BROAD, 2=MM, 3=MS</text:p>
          </table:table-cell>
          <table:table-cell table:style-name="ce3" office:value-type="string">
            <text:p>ZZ</text:p>
          </table:table-cell>
          <table:table-cell table:style-name="ce3" office:value-type="string">
            <text:p>PBSB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D1D2D3</text:p>
          </table:table-cell>
          <table:table-cell table:style-name="ce6" office:value-type="string">
            <text:p>elements</text:p>
          </table:table-cell>
          <table:table-cell table:style-name="ce9" office:value-type="string">
            <text:p>sub</text:p>
          </table:table-cell>
          <table:table-cell table:style-name="ce9" office:value-type="string">
            <text:p>part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datatype</text:p>
          </table:table-cell>
          <table:table-cell table:style-name="ce9" office:value-type="string">
            <text:p>factor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valid</text:p>
          </table:table-cell>
          <table:table-cell table:style-name="ce9" office:value-type="string">
            <text:p>comment</text:p>
          </table:table-cell>
          <table:table-cell table:style-name="ce15" office:value-type="string">
            <text:p>sub</text:p>
          </table:table-cell>
          <table:table-cell table:style-name="ce15" office:value-type="string">
            <text:p>part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datatype</text:p>
          </table:table-cell>
          <table:table-cell table:style-name="ce15" office:value-type="string">
            <text:p>factor</text:p>
          </table:table-cell>
          <table:table-cell table:style-name="ce15" office:value-type="string">
            <text:p>unit</text:p>
          </table:table-cell>
          <table:table-cell table:style-name="ce15" office:value-type="string">
            <text:p>valid</text:p>
          </table:table-cell>
          <table:table-cell table:style-name="ce15" office:value-type="string">
            <text:p>comment</text:p>
          </table:table-cell>
          <table:table-cell table:style-name="ce9" office:value-type="string">
            <text:p>sub</text:p>
          </table:table-cell>
          <table:table-cell table:style-name="ce9" office:value-type="string">
            <text:p>part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datatype</text:p>
          </table:table-cell>
          <table:table-cell table:style-name="ce9" office:value-type="string">
            <text:p>factor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valid</text:p>
          </table:table-cell>
          <table:table-cell table:style-name="ce9" office:value-type="string">
            <text:p>comment</text:p>
          </table:table-cell>
          <table:table-cell table:style-name="ce15" office:value-type="string">
            <text:p>sub</text:p>
          </table:table-cell>
          <table:table-cell table:style-name="ce15" office:value-type="string">
            <text:p>part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datatype</text:p>
          </table:table-cell>
          <table:table-cell table:style-name="ce15" office:value-type="string">
            <text:p>factor</text:p>
          </table:table-cell>
          <table:table-cell table:style-name="ce15" office:value-type="string">
            <text:p>unit</text:p>
          </table:table-cell>
          <table:table-cell table:style-name="ce15" office:value-type="string">
            <text:p>valid</text:p>
          </table:table-cell>
          <table:table-cell table:style-name="ce15" office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office:value-type="string">
            <text:p># CI-Parameter</text:p>
          </table:table-cell>
          <table:table-cell table:style-name="ce4" table:number-columns-repeated="8"/>
          <table:table-cell table:style-name="ce7"/>
          <table:table-cell table:style-name="ce10"/>
          <table:table-cell table:style-name="ce13" table:number-columns-repeated="31"/>
          <table:table-cell table:number-columns-repeated="98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ydraulic</text:p>
          </table:table-cell>
          <table:table-cell office:value-type="string">
            <text:p>Hydraulikschema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4300</text:p>
          </table:table-cell>
          <table:table-cell office:value-type="float" office:value="4">
            <text:p>4</text:p>
          </table:table-cell>
          <table:table-cell table:style-name="ce12" office:value-type="string">
            <text:p>start1</text:p>
          </table:table-cell>
          <table:table-cell office:value-type="string">
            <text:p>sd</text:p>
          </table:table-cell>
          <table:table-cell office:value-type="string">
            <text:p>1,2,3</text:p>
          </table:table-cell>
          <table:table-cell office:value-type="string">
            <text:p>hda</text:p>
          </table:table-cell>
          <table:table-cell table:style-name="ce14" office:value-type="string">
            <text:p>-</text:p>
          </table:table-cell>
          <table:table-cell table:number-columns-repeated="2" office:value-type="string">
            <text:p>-</text:p>
          </table:table-cell>
          <table:table-cell office:value-type="string">
            <text:p>Start 1</text:p>
          </table:table-cell>
          <table:table-cell table:style-name="ce12" office:value-type="string">
            <text:p>start2</text:p>
          </table:table-cell>
          <table:table-cell table:style-name="ce12" office:value-type="string">
            <text:p>sd</text:p>
          </table:table-cell>
          <table:table-cell office:value-type="string">
            <text:p>5,6,4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Start 2</text:p>
          </table:table-cell>
          <table:table-cell office:value-type="string">
            <text:p>end1</text:p>
          </table:table-cell>
          <table:table-cell office:value-type="string">
            <text:p>sd</text:p>
          </table:table-cell>
          <table:table-cell office:value-type="string">
            <text:p>7,8,9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Ende 1</text:p>
          </table:table-cell>
          <table:table-cell office:value-type="string">
            <text:p>end2</text:p>
          </table:table-cell>
          <table:table-cell office:value-type="string">
            <text:p>sd</text:p>
          </table:table-cell>
          <table:table-cell office:value-type="string">
            <text:p>11,12,10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assword</text:p>
          </table:table-cell>
          <table:table-cell office:value-type="string">
            <text:p>Passwort Konfiguratio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C00</text:p>
          </table:table-cell>
          <table:table-cell office:value-type="float" office:value="4">
            <text:p>4</text:p>
          </table:table-cell>
          <table:table-cell office:value-type="string">
            <text:p>pin1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1</text:p>
          </table:table-cell>
          <table:table-cell office:value-type="string">
            <text:p>pin2</text:p>
          </table:table-cell>
          <table:table-cell office:value-type="string">
            <text:p>sd</text:p>
          </table:table-cell>
          <table:table-cell table:style-name="ce14" office:value-type="string">
            <text:p>2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2</text:p>
          </table:table-cell>
          <table:table-cell office:value-type="string">
            <text:p>pin3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3</text:p>
          </table:table-cell>
          <table:table-cell office:value-type="string">
            <text:p>pin4</text:p>
          </table:table-cell>
          <table:table-cell office:value-type="string">
            <text:p>sd</text:p>
          </table:table-cell>
          <table:table-cell table:style-name="ce14" office:value-type="string">
            <text:p>4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4</text:p>
          </table:table-cell>
          <table:table-cell table:number-columns-repeated="98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set_temp</text:p>
          </table:table-cell>
          <table:table-cell office:value-type="string">
            <text:p>Heizkreis2-Soll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flow_temp</text:p>
          </table:table-cell>
          <table:table-cell office:value-type="string">
            <text:p>Heizkreis2-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4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4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5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 Übertragswert Energieertr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mode</text:p>
          </table:table-cell>
          <table:table-cell office:value-type="string">
            <text:p>aktueller Betriebs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CI-Parameter – HK Namen</text:p>
          </table:table-cell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4"/>
          <table:table-cell/>
          <table:table-cell table:style-name="ce14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k16_name</text:p>
          </table:table-cell>
          <table:table-cell office:value-type="string">
            <text:p>Name vom HK16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4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-</text:p>
          </table:table-cell>
          <table:table-cell office:value-type="string">
            <text:p>asc</text:p>
          </table:table-cell>
          <table:table-cell table:style-name="ce14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CI-Parameter - Energie Ertrag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act</text:p>
          </table:table-cell>
          <table:table-cell office:value-type="string">
            <text:p>Energie Janua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last</text:p>
          </table:table-cell>
          <table:table-cell office:value-type="string">
            <text:p>Energie Janua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act</text:p>
          </table:table-cell>
          <table:table-cell office:value-type="string">
            <text:p>Energie Februa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0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last</text:p>
          </table:table-cell>
          <table:table-cell office:value-type="string">
            <text:p>Energie Februa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0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act</text:p>
          </table:table-cell>
          <table:table-cell office:value-type="string">
            <text:p>Energie Mär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last</text:p>
          </table:table-cell>
          <table:table-cell office:value-type="string">
            <text:p>Energie März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act</text:p>
          </table:table-cell>
          <table:table-cell office:value-type="string">
            <text:p>Energie Apri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1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last</text:p>
          </table:table-cell>
          <table:table-cell office:value-type="string">
            <text:p>Energie April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1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act</text:p>
          </table:table-cell>
          <table:table-cell office:value-type="string">
            <text:p>Energie Mai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2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last</text:p>
          </table:table-cell>
          <table:table-cell office:value-type="string">
            <text:p>Energie Mai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2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act</text:p>
          </table:table-cell>
          <table:table-cell office:value-type="string">
            <text:p>Energie Juni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2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last</text:p>
          </table:table-cell>
          <table:table-cell office:value-type="string">
            <text:p>Energie Juni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2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act</text:p>
          </table:table-cell>
          <table:table-cell office:value-type="string">
            <text:p>Energie Juli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3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last</text:p>
          </table:table-cell>
          <table:table-cell office:value-type="string">
            <text:p>Energie Juli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3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act</text:p>
          </table:table-cell>
          <table:table-cell office:value-type="string">
            <text:p>Energie Augus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3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last</text:p>
          </table:table-cell>
          <table:table-cell office:value-type="string">
            <text:p>Energie August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3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act</text:p>
          </table:table-cell>
          <table:table-cell office:value-type="string">
            <text:p>Energie Septemb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4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last</text:p>
          </table:table-cell>
          <table:table-cell office:value-type="string">
            <text:p>Energie Septembe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4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act</text:p>
          </table:table-cell>
          <table:table-cell office:value-type="string">
            <text:p>Energie Oktob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4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last</text:p>
          </table:table-cell>
          <table:table-cell office:value-type="string">
            <text:p>Energie Oktobe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4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act</text:p>
          </table:table-cell>
          <table:table-cell office:value-type="string">
            <text:p>Energie Novemb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5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last</text:p>
          </table:table-cell>
          <table:table-cell office:value-type="string">
            <text:p>Energie Novembe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5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act</text:p>
          </table:table-cell>
          <table:table-cell office:value-type="string">
            <text:p>Energie Dezemb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5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last</text:p>
          </table:table-cell>
          <table:table-cell office:value-type="string">
            <text:p>Energie Dezembe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5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AMU Waermepumpe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date</text:p>
          </table:table-cell>
          <table:table-cell office:value-type="string">
            <text:p>Datum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1,2,3</text:p>
          </table:table-cell>
          <table:table-cell office:value-type="string">
            <text:p>hda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eekday</text:p>
          </table:table-cell>
          <table:table-cell office:value-type="string">
            <text:p>Wochent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Mo=0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time</text:p>
          </table:table-cell>
          <table:table-cell office:value-type="string">
            <text:p>Zei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3,2,1</text:p>
          </table:table-cell>
          <table:table-cell office:value-type="string">
            <text:p>hti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p_stat</text:p>
          </table:table-cell>
          <table:table-cell office:value-type="string">
            <text:p>Waermepumpen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D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lock_time</text:p>
          </table:table-cell>
          <table:table-cell office:value-type="string">
            <text:p>Kompressorsperrzei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avail</text:p>
          </table:table-cell>
          <table:table-cell office:value-type="string">
            <text:p>Zusatzheizung vorhand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 – Hysteres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 – Verzögerung Hysterese 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E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 – EnergieIntegra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°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 – H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 – WarmWass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 – Hysteres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°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 – Starts pro Stund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 – zul. Spr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 – Einfrierschut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 – Vorlaufzeit Quellen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?</text:p>
          </table:table-cell>
          <table:table-cell office:value-type="string">
            <text:p>hex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3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interne Heizkreispumpe (Minuten)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ss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5"/>
          <table:table-cell table:style-name="ce2" table:number-columns-repeated="2"/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heating</text:p>
          </table:table-cell>
          <table:table-cell office:value-type="string">
            <text:p>Kompressorlaufzeit H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water</text:p>
          </table:table-cell>
          <table:table-cell office:value-type="string">
            <text:p>Kompressorlaufzeit WW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sum</text:p>
          </table:table-cell>
          <table:table-cell office:value-type="string">
            <text:p>Kompressorlaufzeit gesam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s</text:p>
          </table:table-cell>
          <table:table-cell office:value-type="string">
            <text:p>Kompressorstart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sum</text:p>
          </table:table-cell>
          <table:table-cell office:value-type="string">
            <text:p>Zusatzheizung gesam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heating</text:p>
          </table:table-cell>
          <table:table-cell office:value-type="string">
            <text:p>Zusatzheizung Heiz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water</text:p>
          </table:table-cell>
          <table:table-cell office:value-type="string">
            <text:p>Zusatzheizung WW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starts</text:p>
          </table:table-cell>
          <table:table-cell office:value-type="string">
            <text:p>Zusatzheizung Start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cooling_h</text:p>
          </table:table-cell>
          <table:table-cell office:value-type="string">
            <text:p>Solepumpenlaufzeit Kühl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D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stat</text:p>
          </table:table-cell>
          <table:table-cell office:value-type="string">
            <text:p>Hocheffizenzpumpen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</text:p>
          </table:table-cell>
          <table:table-cell office:value-type="string">
            <text:p>Hocheffizienzpumpengeschw. %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E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0"/>
          <table:table-cell office:value-type="string">
            <text:p>sd</text:p>
          </table:table-cell>
          <table:table-cell table:number-columns-repeated="101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E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Messwerte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yield_sum</text:p>
          </table:table-cell>
          <table:table-cell office:value-type="string">
            <text:p>Energieertr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</text:p>
          </table:table-cell>
          <table:table-cell office:value-type="string">
            <text:p>Quellen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F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</text:p>
          </table:table-cell>
          <table:table-cell office:value-type="string">
            <text:p>Austritts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8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</text:p>
          </table:table-cell>
          <table:table-cell office:value-type="string">
            <text:p>Druck Wärmequell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6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tat</text:p>
          </table:table-cell>
          <table:table-cell office:value-type="string">
            <text:p>Status Quellenpumpe I/O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witch</text:p>
          </table:table-cell>
          <table:table-cell office:value-type="string">
            <text:p>Soledruckschalt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</text:p>
          </table:table-cell>
          <table:table-cell office:value-type="string">
            <text:p>Hochdruck Kältekrei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4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</text:p>
          </table:table-cell>
          <table:table-cell office:value-type="string">
            <text:p>Niederdruck Kältekrei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5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overheat_temp</text:p>
          </table:table-cell>
          <table:table-cell office:value-type="string">
            <text:p>Überhit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undercool_temp</text:p>
          </table:table-cell>
          <table:table-cell office:value-type="string">
            <text:p>Unterkühl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EI_current</text:p>
          </table:table-cell>
          <table:table-cell office:value-type="string">
            <text:p>Energieintegra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temp</text:p>
          </table:table-cell>
          <table:table-cell office:value-type="string">
            <text:p>Kompressortemperatur Ein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2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temp</text:p>
          </table:table-cell>
          <table:table-cell office:value-type="string">
            <text:p>Kompressortemperatur Aus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4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in_temp</text:p>
          </table:table-cell>
          <table:table-cell office:value-type="string">
            <text:p>TEV-Ein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D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restostate</text:p>
          </table:table-cell>
          <table:table-cell office:value-type="string">
            <text:p>Prestostat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o</text:p>
          </table:table-cell>
          <table:table-cell office:value-type="string">
            <text:p>Status kompresseor I/O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io</text:p>
          </table:table-cell>
          <table:table-cell office:value-type="string">
            <text:p>Status Zusatzheizung I/O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5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temp</text:p>
          </table:table-cell>
          <table:table-cell office:value-type="string">
            <text:p>Vorlauftemperatur T6 (intern)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9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temp</text:p>
          </table:table-cell>
          <table:table-cell office:value-type="string">
            <text:p>Rücklauftemperatur T5 (intern)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A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</text:p>
          </table:table-cell>
          <table:table-cell office:value-type="string">
            <text:p>Heizanlagendruck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2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ump_io</text:p>
          </table:table-cell>
          <table:table-cell office:value-type="string">
            <text:p>Status Heizkreispumpe I/O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temp</text:p>
          </table:table-cell>
          <table:table-cell office:value-type="string">
            <text:p>Vorlauftemperatur VF1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1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temp</text:p>
          </table:table-cell>
          <table:table-cell office:value-type="string">
            <text:p>Rücklauftemperatur RF1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7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temp</text:p>
          </table:table-cell>
          <table:table-cell office:value-type="string">
            <text:p>Vorlauftemperatur VF2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3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mixer_stat</text:p>
          </table:table-cell>
          <table:table-cell office:value-type="string">
            <text:p>Mischer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ump_stat</text:p>
          </table:table-cell>
          <table:table-cell office:value-type="string">
            <text:p>Pumpen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</text:p>
          </table:table-cell>
          <table:table-cell office:value-type="string">
            <text:p>Speicher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0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pump_io</text:p>
          </table:table-cell>
          <table:table-cell office:value-type="string">
            <text:p>Status Zirkulationspumpe I/O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alve</text:p>
          </table:table-cell>
          <table:table-cell office:value-type="string">
            <text:p>Umschaltventil Heizen/WW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once</text:p>
          </table:table-cell>
          <table:table-cell office:value-type="string">
            <text:p>Status 1x ZP-Einga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ower_interrupt</text:p>
          </table:table-cell>
          <table:table-cell office:value-type="string">
            <text:p>Stromunterbrechung 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stat</text:p>
          </table:table-cell>
          <table:table-cell office:value-type="string">
            <text:p>Phasen 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rot_stat</text:p>
          </table:table-cell>
          <table:table-cell office:value-type="string">
            <text:p>Drehfeld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5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urr_limiter</text:p>
          </table:table-cell>
          <table:table-cell office:value-type="string">
            <text:p>Anlaufstrombegrenz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at_temp</text:p>
          </table:table-cell>
          <table:table-cell office:value-type="string">
            <text:p>Aussentemper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6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# Kalibrierung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 – Aussen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in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 – WW-Speich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 – Vorlauf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 – Rücklauf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in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 – Puffer R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 – Puffer V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WW-Kreis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 – Betriebsmod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 – Soll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 – Min. 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 – Legionellenschut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4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 – Legionellenschutz Wochent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Mo=0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 – Legionellenschutz Startzei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1.000</text:p>
          </table:table-cell>
          <table:table-cell office:value-type="string">
            <text:p>hh24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layered</text:p>
          </table:table-cell>
          <table:table-cell office:value-type="string">
            <text:p>WW – Pumpe layered tank (Schichtenspeicher) 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coyled</text:p>
          </table:table-cell>
          <table:table-cell office:value-type="string">
            <text:p>WW – Pumpe coiled tank (Spirale) 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2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mode</text:p>
          </table:table-cell>
          <table:table-cell office:value-type="string">
            <text:p>WW – Speicher = coiled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D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Heizkreis 2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Heizkreis 4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9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Heizkreis 5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 table:number-rows-repeated="65291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0" table:target-range-address="Tabelle1.A1:Tabelle1.AP2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 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0" number:min-integer-digits="2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3/28/2013</text:date>, <text:time>13:48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3-03-28T13:48:44.91</dc:date>
    <meta:editing-duration>PT05H12M06S</meta:editing-duration>
    <meta:editing-cycles>83</meta:editing-cycles>
    <dc:creator>Mirko Hirsch</dc:creator>
    <meta:document-statistic meta:table-count="1" meta:cell-count="4098" meta:object-count="0"/>
  </office:meta>
</office:document-meta>
</file>